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6948DF0DE5D7B513.png" manifest:media-type="image/png"/>
  <manifest:file-entry manifest:full-path="Pictures/100000010000019F000000E1FD14282D014C703A.png" manifest:media-type="image/png"/>
  <manifest:file-entry manifest:full-path="Pictures/10000000000000B4000000F1F57FDB4E7686C9EE.jpg" manifest:media-type="image/jpeg"/>
  <manifest:file-entry manifest:full-path="Pictures/1000000100000233000001102B916D126D91DC83.png" manifest:media-type="image/png"/>
  <manifest:file-entry manifest:full-path="Pictures/10000001000001B8000000EF3BCF92DF579E3BF8.png" manifest:media-type="image/png"/>
  <manifest:file-entry manifest:full-path="Pictures/1000000100000151000000D8CA0DE05F30FBE958.png" manifest:media-type="image/png"/>
  <manifest:file-entry manifest:full-path="Pictures/1000000000000121000001B2DDCC63D59C1E2245.jpg" manifest:media-type="image/jpeg"/>
  <manifest:file-entry manifest:full-path="Pictures/1000511600003A3A00001C288FA75C52AED69609.wmf" manifest:media-type="image/x-wmf"/>
  <manifest:file-entry manifest:full-path="Pictures/100048E400002D6E000018BCDCCCD98BC4CBE2BA.emf" manifest:media-type="image/x-emf"/>
  <manifest:file-entry manifest:full-path="Pictures/10005B48000028BF000013BC13E2CB0675BB0745.wmf" manifest:media-type="image/x-wmf"/>
  <manifest:file-entry manifest:full-path="Pictures/100000010000018A000000BF48D418B696CD7017.png" manifest:media-type="image/png"/>
  <manifest:file-entry manifest:full-path="Pictures/10000000000000E1000000CEE7BDA8A0DEBBF5BD.jpg" manifest:media-type="image/jpeg"/>
  <manifest:file-entry manifest:full-path="Pictures/10004614000022D400001657AEF9A04801B00AC7.emf" manifest:media-type="image/x-emf"/>
  <manifest:file-entry manifest:full-path="Pictures/1000849600003044000015B1B9F8433A9A71DDAD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loext:color-lum-mod="100%" loext:color-lum-off="0%" fo:font-size="16pt" style:font-size-asian="16pt" style:font-size-complex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loext:color-lum-mod="100%" loext:color-lum-off="0%" fo:font-size="24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2" style:family="paragraph">
      <style:paragraph-properties fo:margin-top="0cm" fo:margin-bottom="0cm" fo:line-height="100%" fo:text-align="start" style:writing-mode="lr-tb"/>
      <style:text-properties fo:font-size="24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67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69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1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2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6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7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78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79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0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style:font-name="Garamond" fo:font-size="14pt" style:font-size-asian="14pt" style:font-size-complex="14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style:font-name="Garamond" fo:font-size="14pt" style:font-size-asian="14pt" style:font-size-complex="14pt"/>
    </style:style>
    <style:style style:name="P83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5" style:family="paragraph">
      <style:paragraph-properties fo:margin-left="0cm" fo:margin-right="0cm" fo:text-indent="0cm"/>
    </style:style>
    <style:style style:name="P8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88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90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91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2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4pt" fo:letter-spacing="normal" fo:font-style="italic" style:text-underline-style="none" fo:font-weight="normal" style:font-name-asian="MS PGothic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</text:span><text:span text:style-name="T2">S: </text:span><text:span text:style-name="T2">Betr</text:span><text:span text:style-name="T2">iebs</text:span><text:span text:style-name="T2">syst</text:span><text:span text:style-name="T2">em</text:span><text:span text:style-name="T2">e</text:span></text:p>
          <text:p text:style-name="P3"><text:span text:style-name="T3"/></text:p>
          <text:p text:style-name="P4"><text:span text:style-name="T4">Koor</text:span><text:span text:style-name="T4">dinat</text:span><text:span text:style-name="T4">ion </text:span><text:span text:style-name="T4">und </text:span><text:span text:style-name="T4">Sync</text:span><text:span text:style-name="T4">hroni</text:span><text:span text:style-name="T4">satio</text:span><text:span text:style-name="T4">n:</text:span></text:p>
          <text:p text:style-name="P5"><text:span text:style-name="T5">Monit</text:span><text:span text:style-name="T5">ore, </text:span><text:span text:style-name="T5">Java-</text:span><text:span text:style-name="T5">Synch</text:span><text:span text:style-name="T5">ronisa</text:span><text:span text:style-name="T5">tion </text:span><text:span text:style-name="T5">und </text:span><text:span text:style-name="T5">Verkle</text:span><text:span text:style-name="T5">mmun</text:span><text:span text:style-name="T5">gen</text:span></text:p>
          <text:p text:style-name="P5"><text:span text:style-name="T5"/></text:p>
          <text:p text:style-name="P5"><text:span text:style-name="T5">T. </text:span><text:span text:style-name="T5">Pospíš</text:span><text:span text:style-name="T5">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8FA75C52AED69609.wmf" xlink:type="simple" xlink:show="embed" xlink:actuate="onLoad" draw:mime-type="image/x-wmf">
            <text:p/>
          </draw:image>
          <draw:image xlink:href="Pictures/1000000100000233000001102B916D126D91DC83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funktionieren und welche Vorteile sie 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sind und wie man sie vermeiden bzw. 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Überblic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F57FDB4E7686C9EE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394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DDCC63D59C1E2245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2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E7BDA8A0DEBBF5BD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7.983cm" svg:height="1.013cm" svg:x="1.036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0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</text:span><text:span text:style-name="T16">zwar eine Erleichterung, aber nicht </text:span><text:span text:style-name="T16">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</text:span><text:span text:style-name="T17">Operation vergessen</text:span></text:p>
                  </text:list-item>
                  <text:list-item>
                    <text:p text:style-name="P25"><text:span text:style-name="T17">Man kann sie versehentlich </text:span><text:span text:style-name="T17">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</text:span><text:span text:style-name="T10">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</text:span><text:span text:style-name="T16">schlugen daher vor, die Erzeugung </text:span><text:span text:style-name="T16">und Anordnung der </text:span><text:span text:style-name="T16">Semaphoroperationen dem Compiler </text:span><text:span text:style-name="T16">zu überlassen </text:span></text:p>
                <text:list>
                  <text:list-item>
                    <text:p text:style-name="P26"><text:span text:style-name="T10">Sie entwickelten einen Abstrakten </text:span><text:span text:style-name="T10">Datentypen für diese Zwecke (1973/1974), </text:span><text:span text:style-name="T10">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</text:span><text:span text:style-name="T16">gemeinsam benutzte Daten durch </text:span><text:span text:style-name="T16">eine Sperre und durch </text:span><text:span text:style-name="T16">Synchronisationsvariablen </text:span><text:span text:style-name="T16">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0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</text:span><text:span text:style-name="T5">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</text:span><text:span text:style-name="T16">Datenstrukturen, die als </text:span><text:span text:style-name="T16">Betriebsmittel betrachtet werden</text:span></text:p>
                  </text:list-item>
                  <text:list-item>
                    <text:p text:style-name="P30"><text:span text:style-name="T16">und mehreren Prozessen </text:span><text:span text:style-name="T16">zugänglich sind, </text:span></text:p>
                  </text:list-item>
                  <text:list-item>
                    <text:p text:style-name="P30"><text:span text:style-name="T16">aber nur von einem </text:span><text:span text:style-name="T16">Prozess/Thread zu einer Zeit </text:span><text:span text:style-name="T16">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6.349cm" svg:height="0.927cm" svg:x="17.266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5.029cm" svg:height="2.279cm" svg:x="4.603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DCCCD98BC4CBE2BA.emf" xlink:type="simple" xlink:show="embed" xlink:actuate="onLoad" draw:mime-type="image/x-emf">
            <text:p/>
          </draw:image>
          <draw:image xlink:href="Pictures/10000001000001B8000000EF3BCF92DF579E3BF8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17.5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</text:span><text:span text:style-name="T22">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67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</text:span><text:span text:style-name="T10">signal</text:span></text:p>
            </text:list-item>
            <text:list-item>
              <text:p text:style-name="P23"><text:span text:style-name="T10"><text:s/></text:span><text:span text:style-name="T10"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</text:span><text:span text:style-name="T10">signal-and-continue</text:span></text:p>
            </text:list-item>
            <text:list-item>
              <text:p text:style-name="P23"><text:span text:style-name="T10"><text:s/></text:span><text:span text:style-name="T10"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17.9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0" draw:layer="layout" svg:width="14.899cm" svg:height="11.429cm" svg:x="4.701cm" svg:y="4.524cm" presentation:class="outline" presentation:user-transformed="true">
          <draw:text-box>
            <text:p text:style-name="P38"><text:span text:style-name="T29">class UseMonitor</text:span></text:p>
            <text:p text:style-name="P38"><text:span text:style-name="T13">{</text:span></text:p>
            <text:p text:style-name="P38"><text:span text:style-name="T13"><text:tab/></text:span><text:span text:style-name="T13">ProducerConsumer </text:span><text:span text:style-name="T29">mon</text:span><text:span text:style-name="T13"> = new </text:span><text:span text:style-name="T13">ProducerConsumer();</text:span></text:p>
            <text:p text:style-name="P38"><text:span text:style-name="T13"><text:tab/></text:span><text:span text:style-name="T13">...</text:span></text:p>
            <text:p text:style-name="P38"><text:span text:style-name="T13"><text:tab/></text:span><text:span text:style-name="T13">void </text:span><text:span text:style-name="T29">produc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8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/text:p>
            <text:p text:style-name="P38"><text:span text:style-name="T13"><text:tab/></text:span></text:p>
            <text:p text:style-name="P38"><text:span text:style-name="T13"><text:tab/></text:span><text:span text:style-name="T13">void </text:span><text:span text:style-name="T29">consum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8"><text:span text:style-name="T13"><text:tab/></text:span><text:span text:style-name="T13"><text:tab/></text:span><text:span text:style-name="T13"><text:tab/></text:span><text:span text:style-name="T30">// consume item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text:span text:style-name="T13"><text:tab/></text:span></text:p>
            <text:p text:style-name="P38"><text:span text:style-name="T13">}</text:span></text:p>
            <text:p text:style-name="P39"><text:span text:style-name="T5"/></text:p>
          </draw:text-box>
        </draw:frame>
        <draw:custom-shape draw:name="Textfeld 52" draw:style-name="gr11" draw:text-style-name="P10" draw:layer="layout" svg:width="18.398cm" svg:height="0.674cm" svg:x="0.764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3.076cm" svg:height="1.267cm" svg:x="0.898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0" draw:layer="layout" svg:width="3.382cm" svg:height="1.603cm" svg:x="15.352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1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9.824cm" svg:x2="8.898cm" svg:y2="9.824cm">
          <text:p/>
        </draw:line>
        <draw:custom-shape draw:name="Ellipse 36" draw:style-name="gr17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2.426cm" svg:x2="8.898cm" svg:y2="12.426cm">
          <text:p/>
        </draw:line>
        <draw:custom-shape draw:name="Gerade Verbindung mit Pfeil 39" draw:style-name="gr19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2.6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41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4.093cm" svg:height="0.927cm" svg:x="20.009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32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0.028cm" svg:height="1.267cm" svg:x="1.04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124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0" draw:layer="layout" svg:width="3.382cm" svg:height="1.603cm" svg:x="15.352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1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5" draw:layer="layout" svg:width="4.197cm" svg:height="0.978cm" svg:x="1.301cm" svg:y="13.447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9.525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2.122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10.623cm" svg:x2="8.898cm" svg:y2="10.623cm">
          <text:p/>
        </draw:line>
        <draw:custom-shape draw:name="Ellipse 36" draw:style-name="gr17" draw:text-style-name="P40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3.224cm" svg:x2="8.898cm" svg:y2="13.224cm">
          <text:p/>
        </draw:line>
        <draw:custom-shape draw:name="Gerade Verbindung mit Pfeil 39" draw:style-name="gr19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3.4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3.298cm" svg:y1="7.924cm" svg:x2="3.298cm" svg:y2="15.725cm">
          <text:p/>
        </draw:line>
        <draw:line draw:name="Gerade Verbindung 47" draw:style-name="gr23" draw:text-style-name="P20" draw:layer="layout" svg:x1="9.498cm" svg:y1="7.924cm" svg:x2="9.498cm" svg:y2="15.725cm">
          <text:p/>
        </draw:line>
        <draw:line draw:name="Gerade Verbindung 49" draw:style-name="gr23" draw:text-style-name="P20" draw:layer="layout" svg:x1="16.298cm" svg:y1="7.924cm" svg:x2="16.298cm" svg:y2="15.725cm">
          <text:p/>
        </draw:line>
        <draw:custom-shape draw:name="Gerade Verbindung mit Pfeil 57" draw:style-name="gr19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3.367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7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4" draw:layer="layout" svg:width="7.3cm" svg:height="4.479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0" draw:layer="layout" svg:width="3.999cm" svg:height="2.027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19.824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0" draw:layer="layout" svg:width="3.382cm" svg:height="1.603cm" svg:x="15.352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7" draw:layer="layout" svg:width="4.4cm" svg:height="0.978cm" svg:x="1.098cm" svg:y="9.948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5" draw:layer="layout" svg:width="4.197cm" svg:height="0.978cm" svg:x="1.301cm" svg:y="14.9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10.9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3.5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12.025cm" svg:x2="8.898cm" svg:y2="12.025cm">
          <text:p/>
        </draw:line>
        <draw:custom-shape draw:name="Ellipse 36" draw:style-name="gr17" draw:text-style-name="P40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4.627cm" svg:x2="8.898cm" svg:y2="14.627cm">
          <text:p/>
        </draw:line>
        <draw:custom-shape draw:name="Gerade Verbindung mit Pfeil 39" draw:style-name="gr19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4.8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7" draw:layer="layout" svg:width="1.198cm" svg:height="1cm" svg:x="19.901cm" svg:y="15.527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7" draw:layer="layout" svg:width="1.198cm" svg:height="1cm" svg:x="20.1cm" svg:y="10.125cm">
          <text:p text:style-name="P46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9" draw:layer="layout" svg:width="21.183cm" svg:height="2.537cm" svg:x="2.117cm" svg:y="3.226cm">
          <text:list text:style-name="L11">
            <text:list-item>
              <text:p text:style-name="P48"><text:span text:style-name="T17">Producer 1 produziert</text:span></text:p>
            </text:list-item>
            <text:list-item>
              <text:p text:style-name="P48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2.698cm" svg:y1="7.522cm" svg:x2="2.698cm" svg:y2="17.325cm">
          <text:p/>
        </draw:line>
        <draw:line draw:name="Gerade Verbindung 47" draw:style-name="gr23" draw:text-style-name="P20" draw:layer="layout" svg:x1="8.898cm" svg:y1="7.522cm" svg:x2="8.898cm" svg:y2="17.325cm">
          <text:p/>
        </draw:line>
        <draw:line draw:name="Gerade Verbindung 49" draw:style-name="gr23" draw:text-style-name="P20" draw:layer="layout" svg:x1="15.698cm" svg:y1="7.522cm" svg:x2="15.698cm" svg:y2="17.325cm">
          <text:p/>
        </draw:line>
        <draw:custom-shape draw:name="Gerade Verbindung mit Pfeil 57" draw:style-name="gr19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7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51" draw:layer="layout" svg:width="6.9cm" svg:height="3.889cm" svg:x="16.1cm" svg:y="8.624cm">
          <text:p text:style-name="P50"><text:span text:style-name="T37">Lock = true</text:span></text:p>
          <text:p text:style-name="P50"><text:span text:style-name="T37">count = 0 !!</text:span></text:p>
          <text:p text:style-name="P50"><text:span text:style-name="T37"/></text:p>
          <text:p text:style-name="P50"><text:span text:style-name="T37">wait (not_empty)</text:span></text:p>
          <text:p text:style-name="P50"><text:span text:style-name="T37">Monitor verlassen </text:span><text:span text:style-name="T38">→</text:span><text:span text:style-name="T37"> Queue</text:span></text:p>
          <text:p text:style-name="P50"><text:span text:style-name="T37">Lock = false</text:span></text:p>
          <text:p text:style-name="P50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0" draw:layer="layout" svg:width="4.003cm" svg:height="2.027cm" svg:x="11.298cm" svg:y="11.324cm">
          <text:p text:style-name="P52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0" draw:layer="layout" svg:width="6.6cm" svg:height="3.211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7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7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0" draw:layer="layout" svg:width="2.698cm" svg:height="1.435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7" draw:layer="layout" svg:width="4.422cm" svg:height="1cm" svg:x="13.899cm" svg:y="13.123cm">
          <text:p text:style-name="P53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6.54cm" svg:height="1.267cm" svg:x="1.28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024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0" draw:layer="layout" svg:width="3.382cm" svg:height="1.603cm" svg:x="15.352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5" draw:layer="layout" svg:width="4.197cm" svg:height="0.978cm" svg:x="1.301cm" svg:y="12.7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9.824cm" svg:x2="8.898cm" svg:y2="9.824cm">
          <text:p/>
        </draw:line>
        <draw:custom-shape draw:name="Ellipse 36" draw:style-name="gr17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2.426cm" svg:x2="8.898cm" svg:y2="12.426cm">
          <text:p/>
        </draw:line>
        <draw:custom-shape draw:name="Gerade Verbindung mit Pfeil 39" draw:style-name="gr19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2.6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7" draw:layer="layout" svg:width="1.198cm" svg:height="1cm" svg:x="19.901cm" svg:y="13.326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4.093cm" svg:height="0.927cm" svg:x="20.002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2.235cm" svg:height="0.927cm" svg:x="1.991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2.698cm" svg:y1="7.522cm" svg:x2="2.698cm" svg:y2="17.325cm">
          <text:p/>
        </draw:line>
        <draw:line draw:name="Gerade Verbindung 47" draw:style-name="gr23" draw:text-style-name="P20" draw:layer="layout" svg:x1="8.898cm" svg:y1="7.522cm" svg:x2="8.898cm" svg:y2="17.325cm">
          <text:p/>
        </draw:line>
        <draw:line draw:name="Gerade Verbindung 49" draw:style-name="gr23" draw:text-style-name="P20" draw:layer="layout" svg:x1="15.698cm" svg:y1="7.522cm" svg:x2="15.698cm" svg:y2="17.325cm">
          <text:p/>
        </draw:line>
        <draw:custom-shape draw:name="Gerade Verbindung mit Pfeil 57" draw:style-name="gr19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7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0" draw:layer="layout" svg:width="6.6cm" svg:height="3.803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7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7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7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773cm" svg:height="0.927cm" svg:x="12.62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124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0" draw:layer="layout" svg:width="3.382cm" svg:height="1.603cm" svg:x="15.352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7" draw:layer="layout" svg:width="4.4cm" svg:height="0.978cm" svg:x="1.098cm" svg:y="8.749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1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9.728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2.3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10.825cm" svg:x2="8.898cm" svg:y2="10.825cm">
          <text:p/>
        </draw:line>
        <draw:custom-shape draw:name="Ellipse 36" draw:style-name="gr17" draw:text-style-name="P40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3.427cm" svg:x2="8.898cm" svg:y2="13.427cm">
          <text:p/>
        </draw:line>
        <draw:custom-shape draw:name="Gerade Verbindung mit Pfeil 39" draw:style-name="gr19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3.6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986cm" svg:height="0.927cm" svg:x="18.669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3.298cm" svg:y1="7.924cm" svg:x2="3.298cm" svg:y2="16.527cm">
          <text:p/>
        </draw:line>
        <draw:line draw:name="Gerade Verbindung 47" draw:style-name="gr23" draw:text-style-name="P20" draw:layer="layout" svg:x1="9.498cm" svg:y1="7.924cm" svg:x2="9.498cm" svg:y2="16.527cm">
          <text:p/>
        </draw:line>
        <draw:line draw:name="Gerade Verbindung 49" draw:style-name="gr23" draw:text-style-name="P20" draw:layer="layout" svg:x1="16.298cm" svg:y1="7.924cm" svg:x2="16.298cm" svg:y2="16.527cm">
          <text:p/>
        </draw:line>
        <draw:custom-shape draw:name="Gerade Verbindung mit Pfeil 57" draw:style-name="gr19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3.367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7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0" draw:layer="layout" svg:width="6.6cm" svg:height="3.295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0" draw:layer="layout" svg:width="6.199cm" svg:height="1.435cm" svg:x="9.701cm" svg:y="9.525cm">
          <text:p text:style-name="P23"><text:span text:style-name="T13">Lock = true </text:span></text:p>
          <text:p text:style-name="P23"><text:span text:style-name="T35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6.409cm" svg:height="0.927cm" svg:x="18.774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20" draw:layer="layout" svg:x1="20.302cm" svg:y1="10.927cm" svg:x2="21.1cm" svg:y2="8.122cm">
          <text:p/>
        </draw:line>
        <draw:custom-shape draw:name="Textfeld 62" draw:style-name="gr24" draw:text-style-name="P10" draw:layer="layout" svg:width="6.6cm" svg:height="2.619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773cm" svg:height="0.927cm" svg:x="13.22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14.75cm" svg:x="1.693cm" svg:y="3.387cm">
          <text:list text:style-name="L12">
            <text:list-item>
              <text:p text:style-name="P54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einzelne Codeblöcke</text:span></text:p>
                </text:list-item>
                <text:list-item>
                  <text:p text:style-name="P55"><text:span text:style-name="T16">Methoden eines Objekts</text:span></text:p>
                </text:list-item>
              </text:list>
            </text:list-item>
            <text:list-item>
              <text:p text:style-name="P54"><text:span text:style-name="T5">Anmerkung:</text:span></text:p>
              <text:list>
                <text:list-item>
                  <text:p text:style-name="P56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Zugriffsserialisierte Methode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0" draw:layer="layout" svg:width="18.608cm" svg:height="2.962cm" svg:x="2.963cm" svg:y="5.503cm">
          <text:p text:style-name="P57"><text:span text:style-name="T44">public </text:span><text:span text:style-name="T45">synchronized</text:span><text:span text:style-name="T44"> void method1(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654cm" svg:x="1.482cm" svg:y="9.525cm">
          <text:list text:style-name="L12">
            <text:list-item>
              <text:p text:style-name="P56"><text:span text:style-name="T5">Zugriffsserialisierter Anweisungsblock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0" draw:layer="layout" svg:width="18.82cm" svg:height="5.291cm" svg:x="2.963cm" svg:y="11.43cm">
          <text:p text:style-name="P57"><text:span text:style-name="T44">…</text:span></text:p>
          <text:p text:style-name="P57"><text:span text:style-name="T44">XyObject object1 = new XyObject(…);</text:span></text:p>
          <text:p text:style-name="P57"><text:span text:style-name="T44"/></text:p>
          <text:p text:style-name="P57"><text:span text:style-name="T45">synchronized</text:span><text:span text:style-name="T44"> (object1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46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8.898cm" svg:height="1.267cm" svg:x="15.256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AEF9A04801B00AC7.emf" xlink:type="simple" xlink:show="embed" xlink:actuate="onLoad" draw:mime-type="image/x-emf">
            <text:p/>
          </draw:image>
          <draw:image xlink:href="Pictures/1000000100000151000000D8CA0DE05F30FBE958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Das betroffene Objekt wird vor Zugriffen anderer Instanzen gesperrt</text:span></text:p>
                </text:list-item>
                <text:list-item>
                  <text:p text:style-name="P55"><text:span text:style-name="T16">Sperre wird gehalten, bis die Methode abgearbeitet ist</text:span></text:p>
                </text:list-item>
                <text:list-item>
                  <text:p text:style-name="P55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0" draw:layer="layout" svg:width="21.801cm" svg:height="13.681cm" svg:x="1.693cm" svg:y="3.387cm">
          <text:list text:style-name="L12">
            <text:list-item>
              <text:p text:style-name="P56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58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58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5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Kritikpun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13E2CB0675BB0745.wmf" xlink:type="simple" xlink:show="embed" xlink:actuate="onLoad" draw:mime-type="image/x-wmf">
            <text:p/>
          </draw:image>
          <draw:image xlink:href="Pictures/100000010000018A000000BF48D418B696CD7017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0" draw:layer="layout" svg:width="21.589cm" svg:height="15.75cm" svg:x="1.693cm" svg:y="3.387cm">
          <text:list text:style-name="L14">
            <text:list-item>
              <text:p text:style-name="P59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59"><text:span text:style-name="T5">Realisiertes Basiskonzept in der JVM: Monitore </text:span></text:p>
            </text:list-item>
            <text:list-item>
              <text:p text:style-name="P59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59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0"><text:span text:style-name="T16">Hat Vorteile wegen fehlender Mehrfachvererbung in Java</text:span></text:p>
                </text:list-item>
                <text:list-item>
                  <text:p text:style-name="P60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1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0" draw:layer="layout" svg:width="22.224cm" svg:height="14.41cm" svg:x="1.693cm" svg:y="3.387cm">
          <text:list text:style-name="L12">
            <text:list-item>
              <text:p text:style-name="P56"><text:span text:style-name="T5">Eine einfache Objektklasse verwaltet einen Zähler</text:span></text:p>
            </text:list-item>
            <text:list-item>
              <text:p text:style-name="P56"><text:span text:style-name="T5">Mehrere Threads greifen über die Methoden get() und set() auf den Zähler zu</text:span></text:p>
            </text:list-item>
            <text:list-item>
              <text:p text:style-name="P5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Was passiert?</text:span></text:p>
                </text:list-item>
              </text:list>
            </text:list-item>
            <text:list-item>
              <text:p text:style-name="P56"><text:span text:style-name="T5">Dann wird der kritische Abschnitt synchronisiert</text:span></text:p>
              <text:list>
                <text:list-item>
                  <text:p text:style-name="P61"><text:span text:style-name="T16">Was passiert nun?</text:span></text:p>
                </text:list-item>
              </text:list>
            </text:list-item>
            <text:list-item>
              <text:p text:style-name="P56"><text:span text:style-name="T5">Bringen Sie die Anwendung zum Laufen und testen sie diese mit verschiedenen Parametern</text:span></text:p>
            </text:list-item>
          </text:list>
          <text:p text:style-name="P5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B9F8433A9A71DDAD.wmf" xlink:type="simple" xlink:show="embed" xlink:actuate="onLoad" draw:mime-type="image/x-wmf">
            <text:p/>
          </draw:image>
          <draw:image xlink:href="Pictures/10000001000001D3000000D26948DF0DE5D7B513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7.907cm" svg:height="1.904cm" svg:x="1.693cm" svg:y="1.27cm" presentation:class="title" presentation:user-transformed="true">
          <draw:text-box>
            <text:p text:style-name="P12"><text:span text:style-name="T8">Beispiel: <text:s/>Zähler durch mehrere Threads hoch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Counter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12.064cm" svg:x="2.963cm" svg:y="4.868cm">
          <text:p text:style-name="P57"><text:span text:style-name="T51"/></text:p>
          <text:p text:style-name="P57"><text:span text:style-name="T51">package Threads;</text:span></text:p>
          <text:p text:style-name="P57"><text:span text:style-name="T51">import java.io.*;</text:span></text:p>
          <text:p text:style-name="P57"><text:span text:style-name="T51"> </text:span></text:p>
          <text:p text:style-name="P57"><text:span text:style-name="T52">class</text:span><text:span text:style-name="T51"> CounterObject {</text:span></text:p>
          <text:p text:style-name="P57"><text:span text:style-name="T51"><text:tab/></text:span><text:span text:style-name="T51">private int count = 0;</text:span></text:p>
          <text:p text:style-name="P57"><text:span text:style-name="T51"><text:tab/></text:span></text:p>
          <text:p text:style-name="P57"><text:span text:style-name="T51"><text:tab/></text:span><text:span text:style-name="T51">CounterObject() {</text:span></text:p>
          <text:p text:style-name="P57"><text:span text:style-name="T51"><text:tab/></text:span><text:span text:style-name="T51"><text:tab/></text:span><text:span text:style-name="T51">// Nichts zu konstruieren</text:span></text:p>
          <text:p text:style-name="P57"><text:span text:style-name="T51"><text:tab/></text:span><text:span text:style-name="T51">}</text:span></text:p>
          <text:p text:style-name="P57"><text:span text:style-name="T51"><text:tab/></text:span></text:p>
          <text:p text:style-name="P57"><text:span text:style-name="T51"><text:tab/></text:span><text:span text:style-name="T51">void set(int newCount) {</text:span><text:span text:style-name="T51"><text:tab/></text:span></text:p>
          <text:p text:style-name="P57"><text:span text:style-name="T51"><text:tab/></text:span><text:span text:style-name="T51"><text:tab/></text:span><text:span text:style-name="T51">count = new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1"><text:tab/></text:span></text:p>
          <text:p text:style-name="P57"><text:span text:style-name="T51"><text:tab/></text:span><text:span text:style-name="T51">int get() {</text:span></text:p>
          <text:p text:style-name="P57"><text:span text:style-name="T51"><text:tab/></text:span><text:span text:style-name="T51"><text:tab/></text:span><text:span text:style-name="T51">return count;</text:span></text:p>
          <text:p text:style-name="P57"><text:span text:style-name="T51"><text:tab/></text:span><text:span text:style-name="T51">}</text:span></text:p>
          <text:p text:style-name="P57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nicht 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12.487cm" svg:x="2.963cm" svg:y="4.868cm">
          <text:p text:style-name="P57"><text:span text:style-name="T52">class</text:span><text:span text:style-name="T51"> CountThread1 </text:span><text:span text:style-name="T52">extends Thread</text:span><text:span text:style-name="T51"> {</text:span></text:p>
          <text:p text:style-name="P57"><text:span text:style-name="T51"><text:tab/></text:span><text:span text:style-name="T51">private CounterObject myCounter;</text:span></text:p>
          <text:p text:style-name="P57"><text:span text:style-name="T51"><text:tab/></text:span><text:span text:style-name="T51">private int myMaxCount;</text:span></text:p>
          <text:p text:style-name="P57"><text:span text:style-name="T51"/></text:p>
          <text:p text:style-name="P57"><text:span text:style-name="T52"><text:tab/></text:span><text:span text:style-name="T52">CountThread1</text:span><text:span text:style-name="T51">(CounterObject c, int maxCount) {</text:span></text:p>
          <text:p text:style-name="P57"><text:span text:style-name="T51"><text:tab/></text:span><text:span text:style-name="T51"><text:tab/></text:span><text:span text:style-name="T51">myCounter = c;</text:span></text:p>
          <text:p text:style-name="P57"><text:span text:style-name="T51"><text:tab/></text:span><text:span text:style-name="T51"><text:tab/></text:span><text:span text:style-name="T51">myMaxCount = max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2">public void run</text:span><text:span text:style-name="T51">() {</text:span></text:p>
          <text:p text:style-name="P57"><text:span text:style-name="T51"><text:tab/></text:span><text:span text:style-name="T51"><text:tab/></text:span><text:span text:style-name="T51">System.out.println("Thread " + getName() + " gestartet");</text:span></text:p>
          <text:p text:style-name="P57"><text:span text:style-name="T51"><text:tab/></text:span><text:span text:style-name="T51"><text:tab/></text:span><text:span text:style-name="T51">for (int i=0;i&lt;myMaxCount;i++){</text:span></text:p>
          <text:p text:style-name="P57"><text:span text:style-name="T51"><text:tab/></text:span><text:span text:style-name="T51"><text:tab/></text:span><text:span text:style-name="T51"><text:tab/></text:span></text:p>
          <text:p text:style-name="P57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7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7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7"><text:span text:style-name="T52"><text:tab/></text:span><text:span text:style-name="T52"><text:tab/></text:span><text:span text:style-name="T51">}</text:span></text:p>
          <text:p text:style-name="P57"><text:span text:style-name="T51"><text:tab/></text:span><text:span text:style-name="T51">}</text:span><text:span text:style-name="T51"><text:tab/></text:span></text:p>
          <text:p text:style-name="P57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0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hoch- 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12.487cm" svg:x="2.963cm" svg:y="4.868cm">
          <text:p text:style-name="P57"><text:span text:style-name="T54">class</text:span><text:span text:style-name="T55"> CountThread2 </text:span><text:span text:style-name="T54">extends Thread</text:span><text:span text:style-name="T55"> {</text:span></text:p>
          <text:p text:style-name="P57"><text:span text:style-name="T55"><text:tab/></text:span><text:span text:style-name="T55">private CounterObject myCounter;</text:span></text:p>
          <text:p text:style-name="P57"><text:span text:style-name="T55"><text:tab/></text:span><text:span text:style-name="T55">private int myMaxCount;</text:span><text:span text:style-name="T55"><text:tab/></text:span></text:p>
          <text:p text:style-name="P57"><text:span text:style-name="T55"><text:tab/></text:span></text:p>
          <text:p text:style-name="P57"><text:span text:style-name="T55"><text:tab/></text:span><text:span text:style-name="T54">CountThread2</text:span><text:span text:style-name="T55">(CounterObject c, int maxCount) {</text:span></text:p>
          <text:p text:style-name="P57"><text:span text:style-name="T55"><text:tab/></text:span><text:span text:style-name="T55"><text:tab/></text:span><text:span text:style-name="T55">myCounter = c;</text:span></text:p>
          <text:p text:style-name="P57"><text:span text:style-name="T55"><text:tab/></text:span><text:span text:style-name="T55"><text:tab/></text:span><text:span text:style-name="T55">myMaxCount = maxCount;</text:span></text:p>
          <text:p text:style-name="P57"><text:span text:style-name="T55"><text:tab/></text:span><text:span text:style-name="T55">}</text:span></text:p>
          <text:p text:style-name="P57"><text:span text:style-name="T55"><text:tab/></text:span><text:span text:style-name="T54">public void run</text:span><text:span text:style-name="T55">() {</text:span></text:p>
          <text:p text:style-name="P57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7"><text:span text:style-name="T55"><text:tab/></text:span><text:span text:style-name="T55"><text:tab/></text:span><text:span text:style-name="T55">for (int i=0;i&lt;myMaxCount;i++){</text:span></text:p>
          <text:p text:style-name="P57"><text:span text:style-name="T55"/></text:p>
          <text:p text:style-name="P57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7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7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7"><text:span text:style-name="T55"><text:tab/></text:span><text:span text:style-name="T55"><text:tab/></text:span><text:span text:style-name="T55">}</text:span></text:p>
          <text:p text:style-name="P57"><text:span text:style-name="T55"><text:tab/></text:span><text:span text:style-name="T55">}</text:span><text:span text:style-name="T55"><text:tab/></text:span></text:p>
          <text:p text:style-name="P57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58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58"><text:span text:style-name="T47">wait(long timeout)</text:span></text:p>
              <text:list>
                <text:list-item>
                  <text:p text:style-name="P6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58"><text:span text:style-name="T47">notify()</text:span></text:p>
              <text:list>
                <text:list-item>
                  <text:p text:style-name="P62"><text:span text:style-name="T16">Weckt (mind.) einen wartenden Thread auf</text:span></text:p>
                </text:list-item>
              </text:list>
            </text:list-item>
            <text:list-item>
              <text:p text:style-name="P58"><text:span text:style-name="T47">notifyAll()</text:span></text:p>
              <text:list>
                <text:list-item>
                  <text:p text:style-name="P6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0" draw:layer="layout" svg:width="22.224cm" svg:height="13.168cm" svg:x="1.693cm" svg:y="3.629cm">
          <text:list text:style-name="L12">
            <text:list-item>
              <text:p text:style-name="P63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3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3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3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3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2.742cm" svg:x="1.693cm" svg:y="3.387cm">
          <text:list text:style-name="L12">
            <text:list-item>
              <text:p text:style-name="P5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Noch nicht gestarteter Thread</text:span></text:p>
                </text:list-item>
              </text:list>
            </text:list-item>
            <text:list-item>
              <text:p text:style-name="P56"><text:span text:style-name="T5">Runnable</text:span></text:p>
              <text:list>
                <text:list-item>
                  <text:p text:style-name="P6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56"><text:span text:style-name="T5">Blocked</text:span></text:p>
              <text:list>
                <text:list-item>
                  <text:p text:style-name="P6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56"><text:span text:style-name="T5">Timed Waiting</text:span></text:p>
              <text:list>
                <text:list-item>
                  <text:p text:style-name="P6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56"><text:span text:style-name="T5">Terminated </text:span></text:p>
              <text:list>
                <text:list-item>
                  <text:p text:style-name="P6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30" draw:text-style-name="P6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41" draw:layer="layout" svg:width="3.174cm" svg:height="1.93cm" svg:x="7.1cm" svg:y="4.926cm">
          <text:p text:style-name="P65"><text:span text:style-name="T58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67" draw:layer="layout" svg:width="1.917cm" svg:height="0.801cm" svg:x="4.114cm" svg:y="4.868cm">
          <text:p text:style-name="P66"><text:span text:style-name="T59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7" draw:layer="layout" svg:width="3.335cm" svg:height="0.801cm" svg:x="5.667cm" svg:y="13.075cm">
          <text:p text:style-name="P66"><text:span text:style-name="T59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41" draw:layer="layout" svg:width="3.174cm" svg:height="1.93cm" svg:x="20.302cm" svg:y="4.793cm">
          <text:p text:style-name="P65"><text:span text:style-name="T58">Timed </text:span></text:p>
          <text:p text:style-name="P65"><text:span text:style-name="T58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utoShape 6" draw:style-name="gr32" draw:text-style-name="P41" draw:layer="layout" svg:width="3.174cm" svg:height="1.93cm" svg:x="20.302cm" svg:y="7.594cm">
          <text:p text:style-name="P65"><text:span text:style-name="T58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69" draw:layer="layout" svg:width="3.174cm" svg:height="1.93cm" svg:x="7.228cm" svg:y="8.996cm">
          <text:p text:style-name="P68"><text:span text:style-name="T58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7" draw:layer="layout" svg:width="3.026cm" svg:height="1.351cm" svg:x="5.822cm" svg:y="7.47cm">
          <text:p text:style-name="P66"><text:span text:style-name="T59">CPU-</text:span></text:p>
          <text:p text:style-name="P66"><text:span text:style-name="T59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70" draw:layer="layout" svg:width="3.275cm" svg:height="1.93cm" svg:x="7.325cm" svg:y="14.195cm">
          <text:p text:style-name="P21"><text:span text:style-name="T58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7" draw:layer="layout" svg:width="8.225cm" svg:height="0.801cm" svg:x="11.929cm" svg:y="4.471cm">
          <text:p text:style-name="P66"><text:span text:style-name="T59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67" draw:layer="layout" svg:width="4.11cm" svg:height="0.801cm" svg:x="13.449cm" svg:y="5.525cm">
          <text:p text:style-name="P66"><text:span text:style-name="T59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72" draw:layer="layout" svg:width="8.593cm" svg:height="0.758cm" svg:x="11.823cm" svg:y="7.272cm">
          <text:p text:style-name="P7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67" draw:layer="layout" svg:width="6.402cm" svg:height="0.801cm" svg:x="12.898cm" svg:y="8.326cm">
          <text:p text:style-name="P66"><text:span text:style-name="T59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41" draw:layer="layout" svg:width="3.174cm" svg:height="1.93cm" svg:x="0.926cm" svg:y="4.926cm">
          <text:p text:style-name="P65"><text:span text:style-name="T58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7" draw:layer="layout" svg:width="5.626cm" svg:height="1.901cm" svg:x="0.476cm" svg:y="9.926cm">
          <text:p text:style-name="P66"><text:span text:style-name="T59">Zustand aus</text:span></text:p>
          <text:p text:style-name="P66"><text:span text:style-name="T59">Betriebssystem-Sicht, </text:span></text:p>
          <text:p text:style-name="P66"><text:span text:style-name="T59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20" draw:layer="layout" svg:width="2.526cm" svg:height="0.361cm" svg:x="4.701cm" svg:y="9.9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5.579cm" svg:x="11.699cm" svg:y="12.524cm">
          <text:p text:style-name="P73"><text:span text:style-name="T60">Hinweise:</text:span></text:p>
          <text:list text:style-name="L17">
            <text:list-item>
              <text:p text:style-name="P74"><text:span text:style-name="T13">Auch im Zustand </text:span><text:span text:style-name="T61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4"><text:span text:style-name="T13">Skizze ohne „deprecated“ Methoden suspend(), resume(), destroy()</text:span></text:p>
            </text:list-item>
            <text:list-item>
              <text:p text:style-name="P74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67" draw:layer="layout" svg:width="7.027cm" svg:height="0.801cm" svg:x="12.555cm" svg:y="9.869cm">
          <text:p text:style-name="P66"><text:span text:style-name="T59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75" draw:layer="layout" svg:width="6.299cm" svg:height="0.801cm" svg:x="13.3cm" svg:y="10.927cm">
          <text:p text:style-name="P66"><text:span text:style-name="T59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41" draw:layer="layout" svg:width="3.174cm" svg:height="1.93cm" svg:x="20.302cm" svg:y="10.323cm">
          <text:p text:style-name="P65"><text:span text:style-name="T58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72" draw:layer="layout" svg:width="2.882cm" svg:height="0.758cm" svg:x="21.769cm" svg:y="9.472cm">
          <text:p text:style-name="P7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7" draw:layer="layout" svg:width="1.955cm" svg:height="0.801cm" svg:x="9.074cm" svg:y="7.523cm">
          <text:p text:style-name="P66"><text:span text:style-name="T59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Rechteck 61" draw:style-name="gr11" draw:text-style-name="P72" draw:layer="layout" svg:width="2.882cm" svg:height="0.758cm" svg:x="21.769cm" svg:y="6.676cm">
          <text:p text:style-name="P7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40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76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76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78" draw:layer="layout" svg:width="23.6cm" svg:height="12.064cm" svg:x="1.2cm" svg:y="3.81cm">
          <text:p text:style-name="P77"><text:span text:style-name="T62">class </text:span><text:span text:style-name="T63">MySemaphor</text:span><text:span text:style-name="T62"> {</text:span></text:p>
          <text:p text:style-name="P77"><text:span text:style-name="T62"><text:tab/></text:span><text:span text:style-name="T62">private int max;</text:span><text:span text:style-name="T62"><text:tab/></text:span><text:span text:style-name="T62"><text:tab/></text:span><text:span text:style-name="T64">// Anzahl der maximal möglichen Threads im kritischen Abschnitt</text:span></text:p>
          <text:p text:style-name="P77"><text:span text:style-name="T62"><text:tab/></text:span><text:span text:style-name="T62">private int free;</text:span><text:span text:style-name="T62"><text:tab/></text:span><text:span text:style-name="T62"><text:tab/></text:span><text:span text:style-name="T64">// Anzahl der verfügbaren Plätze im kritischen Abschnitt (so viele </text:span></text:p>
          <text:p text:style-name="P7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Threads dürfen noch in den kritischen Abschnitt rein)</text:span></text:p>
          <text:p text:style-name="P77"><text:span text:style-name="T62"><text:tab/></text:span><text:span text:style-name="T62">private int waiting;</text:span><text:span text:style-name="T62"><text:tab/></text:span><text:span text:style-name="T64">// Anzahl der in der P-Operation mit wait wartenden Threads (so </text:span></text:p>
          <text:p text:style-name="P7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viele Threads möchten aktuell in den kritischen Abschnitt rein)</text:span></text:p>
          <text:p text:style-name="P77"><text:span text:style-name="T62"/></text:p>
          <text:p text:style-name="P77"><text:span text:style-name="T62"><text:tab/></text:span><text:span text:style-name="T62">public </text:span><text:span text:style-name="T63">MySemaphor</text:span><text:span text:style-name="T62">() {</text:span></text:p>
          <text:p text:style-name="P77"><text:span text:style-name="T62"><text:tab/></text:span><text:span text:style-name="T62"><text:tab/></text:span><text:span text:style-name="T62">this(0);</text:span></text:p>
          <text:p text:style-name="P77"><text:span text:style-name="T62"><text:tab/></text:span><text:span text:style-name="T62">}</text:span></text:p>
          <text:p text:style-name="P77"><text:span text:style-name="T62"/></text:p>
          <text:p text:style-name="P77"><text:span text:style-name="T62"><text:tab/></text:span><text:span text:style-name="T62">public </text:span><text:span text:style-name="T63">MySemaphor</text:span><text:span text:style-name="T62">(int i) {</text:span></text:p>
          <text:p text:style-name="P77"><text:span text:style-name="T62"><text:tab/></text:span><text:span text:style-name="T62"><text:tab/></text:span><text:span text:style-name="T62">if (i &gt;=0) { </text:span></text:p>
          <text:p text:style-name="P77"><text:span text:style-name="T62"><text:tab/></text:span><text:span text:style-name="T62"><text:tab/></text:span><text:span text:style-name="T62"><text:tab/></text:span><text:span text:style-name="T62">max = i;</text:span></text:p>
          <text:p text:style-name="P77"><text:span text:style-name="T62"><text:tab/></text:span><text:span text:style-name="T62"><text:tab/></text:span><text:span text:style-name="T62">} else { </text:span></text:p>
          <text:p text:style-name="P77"><text:span text:style-name="T62"><text:tab/></text:span><text:span text:style-name="T62"><text:tab/></text:span><text:span text:style-name="T62"><text:tab/></text:span><text:span text:style-name="T62">max = 0;</text:span></text:p>
          <text:p text:style-name="P77"><text:span text:style-name="T62"><text:tab/></text:span><text:span text:style-name="T62"><text:tab/></text:span><text:span text:style-name="T62">}</text:span></text:p>
          <text:p text:style-name="P77"><text:span text:style-name="T62"><text:tab/></text:span><text:span text:style-name="T62"><text:tab/></text:span><text:span text:style-name="T62">free = max;</text:span></text:p>
          <text:p text:style-name="P77"><text:span text:style-name="T62"><text:tab/></text:span><text:span text:style-name="T62"><text:tab/></text:span><text:span text:style-name="T62">waiting = 0;</text:span></text:p>
          <text:p text:style-name="P77"><text:span text:style-name="T62"><text:tab/></text:span><text:span text:style-name="T62">}</text:span></text:p>
          <text:p text:style-name="P77"><text:span text:style-name="T62"/></text:p>
          <text:p text:style-name="P77"><text:span text:style-name="T62"><text:tab/></text:span><text:span text:style-name="T62">protected void finalize() throws Throwable {...}</text:span></text:p>
          <text:p text:style-name="P77"><text:span text:style-name="T62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80" draw:layer="layout" svg:width="20.319cm" svg:height="12.064cm" svg:x="2.752cm" svg:y="3.81cm">
          <text:p text:style-name="P79"><text:span text:style-name="T65">/**</text:span></text:p>
          <text:p text:style-name="P79"><text:span text:style-name="T65"><text:s text:c="2"/></text:span><text:span text:style-name="T65">* P-Operation</text:span></text:p>
          <text:p text:style-name="P79"><text:span text:style-name="T65"><text:s text:c="2"/></text:span><text:span text:style-name="T65">*/</text:span></text:p>
          <text:p text:style-name="P79"><text:span text:style-name="T66">public synchronized void P() </text:span></text:p>
          <text:p text:style-name="P79"><text:span text:style-name="T67">{</text:span></text:p>
          <text:p text:style-name="P79"><text:span text:style-name="T67"><text:s text:c="3"/></text:span><text:span text:style-name="T67">while (free &lt;= 0) </text:span></text:p>
          <text:p text:style-name="P79"><text:span text:style-name="T67"><text:s text:c="2"/></text:span><text:span text:style-name="T67">{</text:span></text:p>
          <text:p text:style-name="P79"><text:span text:style-name="T67"><text:s text:c="3"/></text:span><text:span text:style-name="T67"><text:tab/></text:span><text:span text:style-name="T67"> <text:s/></text:span><text:span text:style-name="T67">waiting++;</text:span><text:span text:style-name="T67"><text:tab/></text:span><text:span text:style-name="T67"><text:tab/></text:span><text:span text:style-name="T65">// Anzahl der wartenden Threads erh</text:span><text:span text:style-name="T68">ö</text:span><text:span text:style-name="T65">hen</text:span></text:p>
          <text:p text:style-name="P79"><text:span text:style-name="T67"><text:s text:c="5"/></text:span><text:span text:style-name="T67"><text:tab/></text:span><text:span text:style-name="T67"> <text:s/></text:span><text:span text:style-name="T67">try {</text:span></text:p>
          <text:p text:style-name="P79"><text:span text:style-name="T67"><text:s text:c="8"/></text:span><text:span text:style-name="T67"><text:tab/></text:span><text:span text:style-name="T67">this.</text:span><text:span text:style-name="T66">wait</text:span><text:span text:style-name="T67">(); </text:span></text:p>
          <text:p text:style-name="P79"><text:span text:style-name="T67"><text:s text:c="5"/></text:span><text:span text:style-name="T67"><text:tab/></text:span><text:span text:style-name="T67"> <text:s/></text:span><text:span text:style-name="T67">} catch (InterruptedException e) {}</text:span></text:p>
          <text:p text:style-name="P79"><text:span text:style-name="T67"><text:s text:c="5"/></text:span></text:p>
          <text:p text:style-name="P79"><text:span text:style-name="T67"><text:s text:c="9"/></text:span><text:span text:style-name="T67">waiting--;</text:span><text:span text:style-name="T67"><text:tab/></text:span><text:span text:style-name="T67"><text:tab/></text:span><text:span text:style-name="T65">// Anzahl der wartenden Threads vermindern</text:span></text:p>
          <text:p text:style-name="P79"><text:span text:style-name="T67"><text:s text:c="3"/></text:span><text:span text:style-name="T67">}</text:span></text:p>
          <text:p text:style-name="P79"><text:span text:style-name="T67"><text:s text:c="3"/></text:span><text:span text:style-name="T67">free--;</text:span><text:span text:style-name="T67"><text:tab/></text:span><text:span text:style-name="T67"><text:tab/></text:span><text:span text:style-name="T67"><text:tab/></text:span><text:span text:style-name="T67"><text:tab/></text:span><text:span text:style-name="T65">// Jetzt erst Semaphorz</text:span><text:span text:style-name="T68">ä</text:span><text:span text:style-name="T65">hler vermindern</text:span></text:p>
          <text:p text:style-name="P79"><text:span text:style-name="T67"><text:s/></text:span><text:span text:style-name="T67">}</text:span></text:p>
          <text:p text:style-name="P79"><text:span text:style-name="T69"/></text:p>
          <text:p text:style-name="P79"><text:span text:style-name="T69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82" draw:layer="layout" svg:width="20.319cm" svg:height="12.064cm" svg:x="2.752cm" svg:y="3.81cm">
          <text:p text:style-name="P81"><text:span text:style-name="T70">/**</text:span></text:p>
          <text:p text:style-name="P81"><text:span text:style-name="T70"><text:s text:c="2"/></text:span><text:span text:style-name="T70">* V-Operation</text:span></text:p>
          <text:p text:style-name="P81"><text:span text:style-name="T70"><text:s text:c="2"/></text:span><text:span text:style-name="T70">*/</text:span></text:p>
          <text:p text:style-name="P81"><text:span text:style-name="T71"><text:s/></text:span><text:span text:style-name="T72">public synchronized void V() </text:span></text:p>
          <text:p text:style-name="P81"><text:span text:style-name="T71">{</text:span></text:p>
          <text:p text:style-name="P81"><text:span text:style-name="T71"><text:s text:c="3"/></text:span><text:span text:style-name="T71">free++; <text:s/></text:span><text:span text:style-name="T70">// Semaphorzähler erhöhen</text:span></text:p>
          <text:p text:style-name="P81"><text:span text:style-name="T71"><text:s text:c="2"/></text:span></text:p>
          <text:p text:style-name="P81"><text:span text:style-name="T71"><text:s text:c="3"/></text:span><text:span text:style-name="T71">if (waiting &gt; 0) </text:span></text:p>
          <text:p text:style-name="P81"><text:span text:style-name="T71"><text:s text:c="3"/></text:span><text:span text:style-name="T71">{</text:span></text:p>
          <text:p text:style-name="P81"><text:span text:style-name="T71"><text:s text:c="3"/></text:span><text:span text:style-name="T71"><text:tab/></text:span><text:span text:style-name="T70">// Nur wenn ein anderer Thread wartet, </text:span></text:p>
          <text:p text:style-name="P81"><text:span text:style-name="T70"><text:s text:c="3"/></text:span><text:span text:style-name="T70"><text:tab/></text:span><text:span text:style-name="T70">// diesen mit notify benachrichtigen</text:span></text:p>
          <text:p text:style-name="P81"><text:span text:style-name="T71"><text:s text:c="3"/></text:span><text:span text:style-name="T71"><text:tab/></text:span><text:span text:style-name="T71">this.</text:span><text:span text:style-name="T72">notify</text:span><text:span text:style-name="T71">();</text:span></text:p>
          <text:p text:style-name="P81"><text:span text:style-name="T71"><text:s text:c="3"/></text:span><text:span text:style-name="T71">}</text:span></text:p>
          <text:p text:style-name="P81"><text:span text:style-name="T71"><text:s/></text:span><text:span text:style-name="T71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0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0" draw:layer="layout" svg:width="22.224cm" svg:height="16.024cm" svg:x="1.693cm" svg:y="3.387cm">
          <text:list text:style-name="L12">
            <text:list-item>
              <text:p text:style-name="P5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Monitor-Verwaltung kostet etwas</text:span></text:p>
                </text:list-item>
                <text:list-item>
                  <text:p text:style-name="P5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4"><text:span text:style-name="T5">Programmierung von Threads ist gefährlich, da man Synchronisationsprobleme leicht übersehen kann</text:span></text:p>
              <text:list>
                <text:list-item>
                  <text:p text:style-name="P55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0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3"><text:span text:style-name="T5">Prozesse bzw. Threads können </text:span><text:span text:style-name="T5">sich gegenseitig behindern </text:span><text:span text:style-name="T5">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4"><text:span text:style-name="T16">Programme können nicht mehr </text:span><text:span text:style-name="T16">ausgeführt werden</text:span></text:p>
                  </text:list-item>
                </text:list>
              </text:list-item>
              <text:list-item>
                <text:p text:style-name="P83"><text:span text:style-name="T5">Das typische Problem: </text:span></text:p>
                <text:list>
                  <text:list-item>
                    <text:p text:style-name="P84"><text:span text:style-name="T16">Prozess P1 hat das Betriebsmittel </text:span><text:span text:style-name="T16">B1 reserviert und wartet auf B2, </text:span><text:span text:style-name="T16">das aber von P2 reserviert ist</text:span></text:p>
                  </text:list-item>
                  <text:list-item>
                    <text:p text:style-name="P84"><text:span text:style-name="T16">P2 wiederum wartet auf B1</text:span></text:p>
                  </text:list-item>
                  <text:list-item>
                    <text:p text:style-name="P84"><text:span text:style-name="T16">Beide Prozesse warten ewig</text:span></text:p>
                  </text:list-item>
                </text:list>
              </text:list-item>
              <text:list-item>
                <text:p text:style-name="P83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0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3"><text:span text:style-name="T5">Klassischer Deadlock mit zwei </text:span><text:span text:style-name="T5">Prozessen und zwei </text:span><text:span text:style-name="T5">Betriebsmitteln (Ressourcen) </text:span></text:p>
              </text:list-item>
              <text:list-item>
                <text:p text:style-name="P83"><text:span text:style-name="T5">Zur Darstellung nutzt man u.a. </text:span><text:span text:style-name="T5">Betriebsmittelbelegungsgraph</text:span><text:span text:style-name="T5">en</text:span></text:p>
              </text:list-item>
            </text:list>
            <text:p text:style-name="P85"><text:span text:style-name="T16"/></text:p>
          </draw:text-box>
        </draw:frame>
        <draw:custom-shape draw:name="Ellipse 5" draw:style-name="gr18" draw:text-style-name="P41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41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41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41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20" draw:layer="layout" svg:width="1.798cm" svg:height="3.399cm" draw:transform="rotate (-1.5707963267949) translate (10.271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4.085cm" svg:height="0.927cm" svg:x="5.311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211cm" svg:height="0.927cm" svg:x="13.262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Deadlock: Bedingungen</text:span></text:p>
          </draw:text-box>
        </draw:frame>
        <draw:frame draw:name="Rectangle 3" presentation:style-name="pr8" draw:text-style-name="P10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86"><text:span text:style-name="T5">Es gibt vier notwendige und </text:span><text:span text:style-name="T5">hinreichende Bedingungen für </text:span><text:span text:style-name="T5">einen Deadlock:</text:span></text:p>
              </text:list-item>
            </text:list>
            <text:list text:style-name="L7">
              <text:list-item>
                <text:list>
                  <text:list-item>
                    <text:p text:style-name="P87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8"><text:span text:style-name="T17">Jedes beteiligte Betriebsmittel ist </text:span><text:span text:style-name="T17">entweder exklusiv belegt oder frei</text:span></text:p>
                      </text:list-item>
                    </text:list>
                  </text:list-item>
                  <text:list-item>
                    <text:p text:style-name="P87"><text:span text:style-name="T19">(2) Hold-and-wait</text:span></text:p>
                    <text:list>
                      <text:list-item>
                        <text:p text:style-name="P88"><text:span text:style-name="T17">Prozesse belegen bereits exklusiv </text:span><text:span text:style-name="T17">Betriebsmittel (mind. eines) und </text:span><text:span text:style-name="T17">fordern noch weitere an: Die </text:span><text:span text:style-name="T17">Anforderung wird also nicht auf </text:span><text:span text:style-name="T17">einmal getätigt</text:span></text:p>
                      </text:list-item>
                    </text:list>
                  </text:list-item>
                  <text:list-item>
                    <text:p text:style-name="P87"><text:span text:style-name="T19">(3) No preemption</text:span></text:p>
                    <text:list>
                      <text:list-item>
                        <text:p text:style-name="P88"><text:span text:style-name="T17">Es ist kein Entzug eines </text:span><text:span text:style-name="T17">Betriebsmittels möglich, Prozesse </text:span><text:span text:style-name="T17">müssen sie selbst wieder </text:span><text:span text:style-name="T17">zurückgeben</text:span></text:p>
                      </text:list-item>
                    </text:list>
                  </text:list-item>
                  <text:list-item>
                    <text:p text:style-name="P87"><text:span text:style-name="T19">(4) Circular waiting </text:span><text:span text:style-name="T16">(hinreichend)</text:span></text:p>
                    <text:list>
                      <text:list-item>
                        <text:p text:style-name="P88"><text:span text:style-name="T17">Zwei oder mehr Prozesse müssen </text:span><text:span text:style-name="T17">in einer geschlossenen Kette auf </text:span><text:span text:style-name="T17">Betriebsmittel warten, die der </text:span><text:span text:style-name="T17">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Java-Beispiel: Deadlocksituation</text:span></text:p>
          </draw:text-box>
        </draw:frame>
        <draw:frame draw:name="Rectangle 3" presentation:style-name="pr8" draw:text-style-name="P10" draw:layer="layout" svg:width="20.954cm" svg:height="14.198cm" svg:x="2.297cm" svg:y="3.325cm" presentation:class="outline" presentation:user-transformed="true">
          <draw:text-box>
            <text:p text:style-name="P89"><text:span text:style-name="T73">public class myDeadlock</text:span><text:span text:style-name="T74"> <text:s/>{</text:span></text:p>
            <text:p text:style-name="P89"><text:span text:style-name="T74"><text:tab/></text:span><text:span text:style-name="T74">public static void main(String[] args) {</text:span></text:p>
            <text:p text:style-name="P89"><text:span text:style-name="T74"><text:tab/></text:span><text:span text:style-name="T74"><text:tab/></text:span><text:span text:style-name="T74">final Object resource1 = new Object(); </text:span><text:span text:style-name="T75">// Dummy-Objekte nur </text:span><text:span text:style-name="T75">zur Demonstration</text:span><text:span text:style-name="T74"> </text:span></text:p>
            <text:p text:style-name="P89"><text:span text:style-name="T74"><text:tab/></text:span><text:span text:style-name="T74"><text:tab/></text:span><text:span text:style-name="T74">final Object resource2 = new Object();</text:span></text:p>
            <text:p text:style-name="P89"><text:span text:style-name="T74"/></text:p>
            <text:p text:style-name="P89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8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89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8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89"><text:span text:style-name="T74"><text:tab/></text:span><text:span text:style-name="T74"> <text:s text:c="11"/></text:span><text:span text:style-name="T74">);</text:span></text:p>
            <text:p text:style-name="P89"><text:span text:style-name="T74"/></text:p>
            <text:p text:style-name="P89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8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89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8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89"><text:span text:style-name="T74"><text:tab/></text:span><text:span text:style-name="T74"> <text:s text:c="9"/></text:span><text:span text:style-name="T74">);</text:span></text:p>
            <text:p text:style-name="P89"><text:span text:style-name="T74"/></text:p>
            <text:p text:style-name="P89"><text:span text:style-name="T74"><text:tab/></text:span><text:span text:style-name="T74"><text:tab/></text:span><text:span text:style-name="T74">t1.start(); t2.start();</text:span></text:p>
            <text:p text:style-name="P89"><text:span text:style-name="T74"><text:tab/></text:span><text:span text:style-name="T74">}</text:span></text:p>
            <text:p text:style-name="P89"><text:span text:style-name="T74">}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9" draw:text-style-name="P10" draw:layer="layout" svg:width="10.397cm" svg:height="1.6cm" svg:x="12.7cm" svg:y="15.125cm">
          <text:p text:style-name="P90"><text:span text:style-name="T76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Deadlock: Behandlung</text:span></text:p>
          </draw:text-box>
        </draw:frame>
        <draw:frame draw:name="Rectangle 3" presentation:style-name="pr8" draw:text-style-name="P10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86"><text:span text:style-name="T5">Es gibt vier verschiedene </text:span><text:span text:style-name="T5">Strategien zur Deadlock-</text:span><text:span text:style-name="T5">Behandlung:</text:span></text:p>
              </text:list-item>
            </text:list>
            <text:list text:style-name="L7">
              <text:list-item>
                <text:list>
                  <text:list-item>
                    <text:p text:style-name="P87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8"><text:span text:style-name="T17">Vogel-Strauß-Strategie: „Kopf in </text:span><text:span text:style-name="T17">den Sand“</text:span></text:p>
                      </text:list-item>
                    </text:list>
                  </text:list-item>
                  <text:list-item>
                    <text:p text:style-name="P87"><text:span text:style-name="T19">Erkennen und beheben</text:span></text:p>
                    <text:list>
                      <text:list-item>
                        <text:p text:style-name="P88"><text:span text:style-name="T17">Deadlocks sind grundsätzlich </text:span><text:span text:style-name="T17">zugelassen, werden aber über </text:span><text:span text:style-name="T17">Betriebsmittelbelegungsgraphen </text:span><text:span text:style-name="T17">erkannt</text:span></text:p>
                      </text:list-item>
                      <text:list-item>
                        <text:p text:style-name="P88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pan text:style-name="T13">Rollback</text:span></text:p>
                          </text:list-item>
                          <text:list-item>
                            <text:p text:style-name="P91"><text:span text:style-name="T13">Prozessabbruch</text:span></text:p>
                          </text:list-item>
                          <text:list-item>
                            <text:p text:style-name="P91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7"><text:span text:style-name="T19">Dynamisches Verhindern</text:span></text:p>
                    <text:list>
                      <text:list-item>
                        <text:p text:style-name="P88"><text:span text:style-name="T17">Ressourcen vorsichtig zuteilen</text:span></text:p>
                      </text:list-item>
                    </text:list>
                  </text:list-item>
                  <text:list-item>
                    <text:p text:style-name="P87"><text:span text:style-name="T19">Vermeiden</text:span></text:p>
                    <text:list>
                      <text:list-item>
                        <text:p text:style-name="P88"><text:span text:style-name="T17">Eine der vier Bedingungen muss </text:span><text:span text:style-name="T17">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1-07">7.11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3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3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3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3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</text:span><text:span text:style-name="MT2">the 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</text:span><text:span text:style-name="MT2">the 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</text:span><text:span text:style-name="MT4">Outline </text:span><text:span text:style-name="MT4">LevelTextmaste</text:span><text:span text:style-name="MT4">rformate durch </text:span><text:span text:style-name="MT4">Klicken </text:span><text:span text:style-name="MT4">bearbeiten</text:span></text:p>
                                      <text:list>
                                        <text:list-item>
                                          <text:p text:style-name="MP11"><text:span text:style-name="MT4">Zweite </text:span><text:span text:style-name="MT4">Ebene</text:span></text:p>
                                          <text:list>
                                            <text:list-item>
                                              <text:p text:style-name="MP11"><text:span text:style-name="MT5">Dritte </text:span><text:span text:style-name="MT5">Ebene</text:span></text:p>
                                              <text:list>
                                                <text:list-item>
                                                  <text:p text:style-name="MP12"><text:span text:style-name="MT6">Vierte </text:span><text:span text:style-name="MT6">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</text:span><text:span text:style-name="MT7">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</text:span><text:span text:style-name="MT8">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4</meta:editing-cycles>
    <meta:print-date>1999-04-08T16:15:23</meta:print-date>
    <meta:creation-date>1997-06-07T14:48:20</meta:creation-date>
    <dc:date>2023-11-07T15:22:05.482030408</dc:date>
    <meta:editing-duration>P1DT17H40M36S</meta:editing-duration>
    <meta:generator>LibreOffice/7.4.7.2$Linux_X86_64 LibreOffice_project/40$Build-2</meta:generator>
    <meta:document-statistic meta:object-count="7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